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ff99" draw:opacity="50%" draw:textarea-horizontal-align="justify" draw:textarea-vertical-align="middle" draw:auto-grow-height="false" draw:shadow="visible" draw:shadow-offset-x="0.203cm" draw:shadow-offset-y="0.203cm" draw:shadow-opacity="50%"/>
    </style:style>
    <style:style style:name="gr2" style:family="graphic" style:parent-style-name="standard">
      <style:graphic-properties draw:stroke="none" draw:fill="solid" draw:fill-color="#aea79f" draw:opacity="50%" draw:textarea-horizontal-align="justify" draw:textarea-vertical-align="middle" draw:auto-grow-height="false" fo:min-height="0cm" fo:min-width="0cm" fo:wrap-option="no-wrap" draw:shadow="visible" draw:shadow-offset-x="0.203cm" draw:shadow-offset-y="0.203cm" draw:shadow-opacity="50%"/>
    </style:style>
    <style:style style:name="gr3" style:family="graphic" style:parent-style-name="standard">
      <style:graphic-properties draw:marker-end="Arrow" draw:marker-end-width="0.305cm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05cm" draw:textarea-vertical-align="middle"/>
    </style:style>
    <style:style style:name="gr5" style:family="graphic" style:parent-style-name="objectwithoutfill">
      <style:graphic-properties draw:marker-end="Arrow" draw:marker-end-width="0.305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athJax_SansSerif" fo:font-size="20pt" fo:font-weight="bold" style:font-size-asian="18pt" style:font-size-complex="18pt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4.643cm" svg:height="6.731cm" svg:x="3.262cm" svg:y="19.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41cm" svg:height="7.747cm" svg:x="30.428cm" svg:y="3.047cm">
          <text:p/>
          <draw:enhanced-geometry svg:viewBox="0 0 21600 21600" draw:glue-points="10800 0 0 10800 10800 21600 21600 10800 ?f40 ?f41" draw:text-areas="0 0 21600 21600" draw:mirror-vertical="false" draw:mirror-horizontal="false" draw:type="rectangular-callout" draw:modifiers="7712.23676721685 49007.0211667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9.177cm" svg:height="14.986cm" svg:x="44.966cm" svg:y="1.532cm">
          <text:p/>
          <draw:enhanced-geometry svg:viewBox="0 0 21600 21600" draw:glue-points="10800 0 0 10800 10800 21600 21600 10800 ?f40 ?f41" draw:text-areas="0 0 21600 21600" draw:mirror-vertical="false" draw:mirror-horizontal="false" draw:type="rectangular-callout" draw:modifiers="21223.8189592241 28422.87315673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98cm" svg:height="6.35cm" svg:x="40.727cm" svg:y="32.525cm">
          <text:p/>
          <draw:enhanced-geometry svg:viewBox="0 0 21600 21600" draw:glue-points="10800 0 0 10800 10800 21600 21600 10800 ?f40 ?f41" draw:text-areas="0 0 21600 21600" draw:type="rectangular-callout" draw:modifiers="11407.8518991382 -35860.5573925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4.859cm" svg:height="6.101cm" svg:x="3.135cm" svg:y="32.366cm">
          <text:p/>
          <draw:enhanced-geometry svg:viewBox="0 0 21600 21600" draw:glue-points="10800 0 0 10800 10800 21600 21600 10800 ?f40 ?f41" draw:text-areas="0 0 21600 21600" draw:type="rectangular-callout" draw:modifiers="11128.5060565276 -23433.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98cm" svg:height="6.35cm" svg:x="20.407cm" svg:y="32.379cm">
          <text:p/>
          <draw:enhanced-geometry svg:viewBox="0 0 21600 21600" draw:glue-points="10800 0 0 10800 10800 21600 21600 10800 ?f40 ?f41" draw:text-areas="0 0 21600 21600" draw:type="rectangular-callout" draw:modifiers="11407.8518991382 -35860.5573925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4.859cm" svg:height="9.525cm" svg:x="52.665cm" svg:y="29.323cm">
          <text:p/>
          <draw:enhanced-geometry svg:viewBox="0 0 21600 21600" draw:glue-points="10800 0 0 10800 10800 21600 21600 10800 ?f40 ?f41" draw:text-areas="0 0 21600 21600" draw:mirror-horizontal="false" draw:mirror-vertical="false" draw:type="rectangular-callout" draw:modifiers="2205.06056527591 -15575.3096787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0.541cm" svg:height="7.747cm" svg:x="17.359cm" svg:y="3.21cm">
          <text:p/>
          <draw:enhanced-geometry svg:viewBox="0 0 21600 21600" draw:glue-points="10800 0 0 10800 10800 21600 21600 10800 ?f40 ?f41" draw:text-areas="0 0 21600 21600" draw:mirror-vertical="false" draw:mirror-horizontal="false" draw:type="rectangular-callout" draw:modifiers="34.8321001707456 48552.60712441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0.541cm" svg:height="7.747cm" svg:x="5.802cm" svg:y="3.21cm">
          <text:p/>
          <draw:enhanced-geometry svg:viewBox="0 0 21600 21600" draw:glue-points="10800 0 0 10800 10800 21600 21600 10800 ?f40 ?f41" draw:text-areas="0 0 21600 21600" draw:type="rectangular-callout" draw:modifiers="344.223107569721 48223.64481156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xml:id="id14" draw:id="id14" draw:layer="layout" svg:width="3.81cm" svg:height="2.032cm" svg:x="4.254cm" svg:y="20.106cm">
          <text:p text:style-name="P1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81cm" svg:height="2.032cm" svg:x="9.828cm" svg:y="23.292cm">
          <text:p text:style-name="P1"><text:span text:style-name="T1">Decorrelated</text:span></text:p>
          <text:p text:style-name="P1"><text:span text:style-name="T1">Feature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7" draw:id="id17" draw:layer="layout" svg:width="3.81cm" svg:height="2.032cm" svg:x="19.434cm" svg:y="23.292cm">
          <text:p text:style-name="P1"><text:span text:style-name="T1">Decorrelated</text:span></text:p>
          <text:p text:style-name="P1"><text:span text:style-name="T1">Feature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3.81cm" svg:height="2.032cm" svg:x="29.132cm" svg:y="23.292cm">
          <text:p text:style-name="P1"><text:span text:style-name="T1">Decorrelated</text:span></text:p>
          <text:p text:style-name="P1"><text:span text:style-name="T1">Feature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3.81cm" svg:height="2.032cm" svg:x="38.341cm" svg:y="23.292cm">
          <text:p text:style-name="P1"><text:span text:style-name="T1">Decorrelated</text:span></text:p>
          <text:p text:style-name="P1"><text:span text:style-name="T1">Feature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3" draw:id="id23" draw:layer="layout" svg:width="3.81cm" svg:height="2.032cm" svg:x="47.758cm" svg:y="23.292cm">
          <text:p text:style-name="P1"><text:span text:style-name="T1">Decorrelated</text:span></text:p>
          <text:p text:style-name="P1"><text:span text:style-name="T1">Feature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6" draw:id="id16" draw:layer="layout" svg:width="3.81cm" svg:height="2.032cm" svg:x="15.057cm" svg:y="20.141cm">
          <text:p text:style-name="P1"><text:span text:style-name="T1">Feature</text:span></text:p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3.81cm" svg:height="2.032cm" svg:x="24.871cm" svg:y="20.141cm">
          <text:p text:style-name="P1"><text:span text:style-name="T1">Feature</text:span></text:p>
          <text:p text:style-name="P1"><text:span text:style-name="T1">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0" draw:id="id20" draw:layer="layout" svg:width="3.81cm" svg:height="2.032cm" svg:x="34.48cm" svg:y="20.141cm">
          <text:p text:style-name="P1"><text:span text:style-name="T1">Featur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4" draw:id="id24" draw:layer="layout" svg:width="3.937cm" svg:height="1.954cm" svg:x="53.395cm" svg:y="20.071cm">
          <text:p text:style-name="P1"><text:span text:style-name="T1">Data</text:span></text:p>
          <text:p text:style-name="P1"><text:span text:style-name="T1">Bala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3.81cm" svg:height="2.032cm" svg:x="43.551cm" svg:y="20.141cm">
          <text:p text:style-name="P1"><text:span text:style-name="T1">Centroid</text:span></text:p>
          <text:p text:style-name="P1"><text:span text:style-name="T1">Aug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5" draw:id="id25" draw:layer="layout" svg:width="3.81cm" svg:height="2.032cm" svg:x="58.356cm" svg:y="23.292cm">
          <text:p text:style-name="P1"><text:span text:style-name="T1">Decorrelated</text:span></text:p>
          <text:p text:style-name="P1"><text:span text:style-name="T1">Feature</text:span></text:p>
          <text:p text:style-name="P1"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6" draw:id="id26" draw:layer="layout" svg:width="3.81cm" svg:height="2.032cm" svg:x="63.436cm" svg:y="20.141cm">
          <text:p text:style-name="P1"><text:span text:style-name="T1">Ensemble</text:span></text:p>
          <text:p text:style-name="P1"><text:span text:style-name="T1">Class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xml:id="id1" draw:id="id1" draw:layer="layout" svg:width="3.81cm" svg:height="2.032cm" svg:x="20.788cm" svg:y="34.792cm">
            <text:p text:style-name="P1"><text:span text:style-name="T1">Feature</text:span></text:p>
            <text:p text:style-name="P1"><text:span text:style-name="T1">Co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2" draw:id="id2" draw:layer="layout" svg:width="3.81cm" svg:height="2.032cm" svg:x="25.487cm" svg:y="33.456cm">
            <text:p text:style-name="P1"><text:span text:style-name="T1">nlevel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" draw:id="id3" draw:layer="layout" svg:width="3.81cm" svg:height="2.032cm" svg:x="25.479cm" svg:y="35.935cm">
            <text:p text:style-name="P1"><text:span text:style-name="T1">zvalco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24.598cm" svg:y1="35.808cm" svg:x2="25.487cm" svg:y2="34.472cm" draw:start-shape="id1" draw:start-glue-point="1" draw:end-shape="id2" draw:end-glue-point="3" svg:d="M24598 35808h445v-1336h444" svg:viewBox="0 0 890 1337">
            <text:p/>
          </draw:connector>
          <draw:connector draw:style-name="gr4" draw:text-style-name="P3" draw:layer="layout" svg:x1="24.598cm" svg:y1="35.808cm" svg:x2="25.479cm" svg:y2="36.951cm" draw:start-shape="id1" draw:start-glue-point="1" draw:end-shape="id3" draw:end-glue-point="3" svg:d="M24598 35808h441v1143h440" svg:viewBox="0 0 882 1144">
            <text:p/>
          </draw:connector>
        </draw:g>
        <draw:g>
          <draw:custom-shape draw:style-name="gr3" draw:text-style-name="P2" xml:id="id4" draw:id="id4" draw:layer="layout" svg:width="3.81cm" svg:height="2.032cm" svg:x="6.945cm" svg:y="6.484cm"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5" draw:id="id5" draw:layer="layout" svg:width="3.81cm" svg:height="2.032cm" svg:x="11.771cm" svg:y="3.944cm">
            <text:p text:style-name="P1"><text:span text:style-name="T1">Incremental</text:span></text:p>
            <text:p text:style-name="P1"><text:span text:style-name="T1">Read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7" draw:id="id7" draw:layer="layout" svg:width="3.81cm" svg:height="2.032cm" svg:x="11.771cm" svg:y="6.244cm">
            <text:p text:style-name="P1"><text:span text:style-name="T1">Sampler</text:span></text:p>
            <text:p text:style-name="P1"><text:span text:style-name="T1">R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6" draw:id="id6" draw:layer="layout" svg:width="3.81cm" svg:height="2.032cm" svg:x="11.771cm" svg:y="8.544cm">
            <text:p text:style-name="P1"><text:span text:style-name="T1">Basic</text:span></text:p>
            <text:p text:style-name="P1"><text:span text:style-name="T1">R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10.755cm" svg:y1="7.5cm" svg:x2="11.771cm" svg:y2="4.96cm" draw:start-shape="id4" draw:start-glue-point="1" draw:end-shape="id5" draw:end-glue-point="3" svg:d="M10755 7500h508v-2540h508" svg:viewBox="0 0 1017 2541">
            <text:p/>
          </draw:connector>
          <draw:connector draw:style-name="gr4" draw:text-style-name="P3" draw:layer="layout" svg:x1="10.755cm" svg:y1="7.5cm" svg:x2="11.771cm" svg:y2="9.56cm" draw:start-shape="id4" draw:start-glue-point="1" draw:end-shape="id6" svg:d="M10755 7500h508v2060h508" svg:viewBox="0 0 1017 2061">
            <text:p/>
          </draw:connector>
          <draw:connector draw:style-name="gr4" draw:text-style-name="P3" draw:layer="layout" svg:x1="10.755cm" svg:y1="7.5cm" svg:x2="11.771cm" svg:y2="7.26cm" draw:start-shape="id4" draw:end-shape="id7" draw:end-glue-point="3" svg:d="M10755 7500h508v-240h508" svg:viewBox="0 0 1017 241">
            <text:p/>
          </draw:connector>
        </draw:g>
        <draw:g>
          <draw:custom-shape draw:style-name="gr3" draw:text-style-name="P2" xml:id="id8" draw:id="id8" draw:layer="layout" svg:width="3.81cm" svg:height="2.032cm" svg:x="41.188cm" svg:y="34.668cm">
            <text:p text:style-name="P1"><text:span text:style-name="T1">Centroid</text:span></text:p>
            <text:p text:style-name="P1"><text:span text:style-name="T1">Augmen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9" draw:id="id9" draw:layer="layout" svg:width="3.81cm" svg:height="2.032cm" svg:x="46.188cm" svg:y="33.768cm">
            <text:p text:style-name="P1"><text:span text:style-name="T1">Class0</text:span></text:p>
            <text:p text:style-name="P1"><text:span text:style-name="T1">Centroid</text:span></text:p>
            <text:p text:style-name="P1"><text:span text:style-name="T1">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0" draw:id="id10" draw:layer="layout" svg:width="3.81cm" svg:height="2.032cm" svg:x="46.188cm" svg:y="36.268cm">
            <text:p text:style-name="P1"><text:span text:style-name="T1">Class1</text:span></text:p>
            <text:p text:style-name="P1"><text:span text:style-name="T1">Centroid</text:span></text:p>
            <text:p text:style-name="P1"><text:span text:style-name="T1">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44.998cm" svg:y1="35.684cm" svg:x2="46.188cm" svg:y2="34.784cm" draw:start-shape="id8" draw:start-glue-point="1" draw:end-shape="id9" draw:end-glue-point="3" svg:d="M44998 35684h595v-900h595" svg:viewBox="0 0 1191 901">
            <text:p/>
          </draw:connector>
          <draw:connector draw:style-name="gr4" draw:text-style-name="P3" draw:layer="layout" svg:x1="44.998cm" svg:y1="35.684cm" svg:x2="46.188cm" svg:y2="37.284cm" draw:start-shape="id8" draw:end-shape="id10" draw:end-glue-point="3" svg:d="M44998 35684h595v1600h595" svg:viewBox="0 0 1191 1601">
            <text:p/>
          </draw:connector>
        </draw:g>
        <draw:g>
          <draw:custom-shape draw:style-name="gr3" draw:text-style-name="P2" xml:id="id11" draw:id="id11" draw:layer="layout" svg:width="3.81cm" svg:height="2.032cm" svg:x="31.155cm" svg:y="5.801cm">
            <text:p text:style-name="P1"><text:span text:style-name="T1">Feature</text:span></text:p>
            <text:p text:style-name="P1"><text:span text:style-name="T1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2" draw:id="id12" draw:layer="layout" svg:width="3.81cm" svg:height="2.032cm" svg:x="36.155cm" svg:y="4.901cm">
            <text:p text:style-name="P1"><text:span text:style-name="T1">Pairwise</text:span></text:p>
            <text:p text:style-name="P1"><text:span text:style-name="T1">vari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3" draw:id="id13" draw:layer="layout" svg:width="3.81cm" svg:height="2.032cm" svg:x="36.155cm" svg:y="7.401cm">
            <text:p text:style-name="P1"><text:span text:style-name="T1">HSV</text:span></text:p>
            <text:p text:style-name="P1"><text:span text:style-name="T1">vari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34.965cm" svg:y1="6.817cm" svg:x2="36.155cm" svg:y2="5.917cm" draw:start-shape="id11" draw:end-shape="id12" draw:end-glue-point="3" svg:d="M34965 6817h595v-900h595" svg:viewBox="0 0 1191 901">
            <text:p/>
          </draw:connector>
          <draw:connector draw:style-name="gr4" draw:text-style-name="P3" draw:layer="layout" svg:x1="34.965cm" svg:y1="6.817cm" svg:x2="36.155cm" svg:y2="8.417cm" draw:start-shape="id11" draw:end-shape="id13" draw:end-glue-point="3" svg:d="M34965 6817h595v1600h595" svg:viewBox="0 0 1191 1601">
            <text:p/>
          </draw:connector>
        </draw:g>
        <draw:connector draw:style-name="gr5" draw:text-style-name="P3" draw:layer="layout" svg:x1="8.064cm" svg:y1="21.122cm" svg:x2="9.828cm" svg:y2="24.308cm" draw:start-shape="id14" draw:end-shape="id15" draw:end-glue-point="3" svg:d="M8064 21122h856v3186h908" svg:viewBox="0 0 1765 3187">
          <text:p/>
        </draw:connector>
        <draw:connector draw:style-name="gr5" draw:text-style-name="P3" draw:layer="layout" svg:x1="13.638cm" svg:y1="24.308cm" svg:x2="15.057cm" svg:y2="21.157cm" draw:start-shape="id15" draw:start-glue-point="1" draw:end-shape="id16" draw:end-glue-point="3" svg:d="M13638 24308h735v-3151h684" svg:viewBox="0 0 1420 3152">
          <text:p/>
        </draw:connector>
        <draw:connector draw:style-name="gr5" draw:text-style-name="P3" draw:layer="layout" svg:x1="16.962cm" svg:y1="22.173cm" svg:x2="19.434cm" svg:y2="24.308cm" draw:start-shape="id16" draw:start-glue-point="2" draw:end-shape="id17" draw:end-glue-point="3" svg:d="M16962 22173v2135h2472" svg:viewBox="0 0 2473 2136">
          <text:p/>
        </draw:connector>
        <draw:connector draw:style-name="gr5" draw:text-style-name="P3" draw:layer="layout" svg:x1="23.244cm" svg:y1="24.308cm" svg:x2="24.871cm" svg:y2="21.157cm" draw:start-shape="id17" draw:start-glue-point="1" draw:end-shape="id18" draw:end-glue-point="3" svg:d="M23244 24308h839v-3151h788" svg:viewBox="0 0 1628 3152">
          <text:p/>
        </draw:connector>
        <draw:connector draw:style-name="gr5" draw:text-style-name="P3" draw:layer="layout" svg:x1="26.776cm" svg:y1="22.173cm" svg:x2="29.132cm" svg:y2="24.308cm" draw:start-shape="id18" draw:end-shape="id19" draw:end-glue-point="3" svg:d="M26776 22173v2135h2356" svg:viewBox="0 0 2357 2136">
          <text:p/>
        </draw:connector>
        <draw:connector draw:style-name="gr5" draw:text-style-name="P3" xml:id="id33" draw:id="id33" draw:layer="layout" svg:x1="34.48cm" svg:y1="21.157cm" svg:x2="34.48cm" svg:y2="21.157cm" draw:start-shape="id20" draw:start-glue-point="3" draw:end-shape="id20" draw:end-glue-point="3" svg:d="M34480 21157z" svg:viewBox="0 0 1 1">
          <text:p/>
        </draw:connector>
        <draw:connector draw:style-name="gr5" draw:text-style-name="P3" draw:layer="layout" svg:x1="36.385cm" svg:y1="22.173cm" svg:x2="38.341cm" svg:y2="24.308cm" draw:start-shape="id20" draw:start-glue-point="2" draw:end-shape="id21" draw:end-glue-point="3" svg:d="M36385 22173v2135h1956" svg:viewBox="0 0 1957 2136">
          <text:p/>
        </draw:connector>
        <draw:connector draw:style-name="gr5" draw:text-style-name="P3" draw:layer="layout" svg:x1="42.151cm" svg:y1="24.308cm" svg:x2="43.551cm" svg:y2="21.157cm" draw:start-shape="id21" draw:start-glue-point="1" draw:end-shape="id22" draw:end-glue-point="3" svg:d="M42151 24308h726v-3151h674" svg:viewBox="0 0 1401 3152">
          <text:p/>
        </draw:connector>
        <draw:connector draw:style-name="gr5" draw:text-style-name="P3" draw:layer="layout" svg:x1="45.456cm" svg:y1="22.173cm" svg:x2="47.758cm" svg:y2="24.308cm" draw:start-shape="id22" draw:start-glue-point="2" draw:end-shape="id23" draw:end-glue-point="3" svg:d="M45456 22173v2135h2302" svg:viewBox="0 0 2303 2136">
          <text:p/>
        </draw:connector>
        <draw:connector draw:style-name="gr5" draw:text-style-name="P3" draw:layer="layout" svg:x1="55.363cm" svg:y1="22.025cm" svg:x2="58.356cm" svg:y2="24.308cm" draw:start-shape="id24" draw:start-glue-point="2" draw:end-shape="id25" draw:end-glue-point="3" svg:d="M55363 22025v2283h2993" svg:viewBox="0 0 2994 2284">
          <text:p/>
        </draw:connector>
        <draw:connector draw:style-name="gr5" draw:text-style-name="P3" draw:layer="layout" svg:x1="62.166cm" svg:y1="24.308cm" svg:x2="63.436cm" svg:y2="21.157cm" draw:start-shape="id25" draw:start-glue-point="1" draw:end-shape="id26" draw:end-glue-point="3" svg:d="M62166 24308h661v-3151h609" svg:viewBox="0 0 1271 3152">
          <text:p/>
        </draw:connector>
        <draw:g>
          <draw:custom-shape draw:style-name="gr3" draw:text-style-name="P2" draw:layer="layout" svg:width="3.81cm" svg:height="2.032cm" svg:x="58.08cm" svg:y="34.668cm">
            <text:p text:style-name="P1"><text:span text:style-name="T1">Stra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28" draw:id="id28" draw:layer="layout" svg:width="3.81cm" svg:height="2.032cm" svg:x="63.08cm" svg:y="33.768cm">
            <text:p text:style-name="P1"><text:span text:style-name="T1">Class0</text:span></text:p>
            <text:p text:style-name="P1"><text:span text:style-name="T1">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29" draw:id="id29" draw:layer="layout" svg:width="3.81cm" svg:height="2.032cm" svg:x="63.08cm" svg:y="36.268cm">
            <text:p text:style-name="P1"><text:span text:style-name="T1">Class1</text:span></text:p>
            <text:p text:style-name="P1"><text:span text:style-name="T1">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27" draw:id="id27" draw:layer="layout" svg:width="3.81cm" svg:height="2.032cm" svg:x="58.08cm" svg:y="34.668cm">
            <text:p text:style-name="P1"><text:span text:style-name="T1">Stra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61.89cm" svg:y1="35.684cm" svg:x2="63.08cm" svg:y2="34.784cm" draw:start-shape="id27" draw:end-shape="id28" svg:d="M61890 35684h595v-900h595" svg:viewBox="0 0 1191 901">
            <text:p/>
          </draw:connector>
          <draw:connector draw:style-name="gr4" draw:text-style-name="P3" draw:layer="layout" svg:x1="61.89cm" svg:y1="35.684cm" svg:x2="63.08cm" svg:y2="37.284cm" draw:start-shape="id27" draw:start-glue-point="1" draw:end-shape="id29" draw:end-glue-point="3" svg:d="M61890 35684h595v1600h595" svg:viewBox="0 0 1191 1601">
            <text:p/>
          </draw:connector>
        </draw:g>
        <draw:g>
          <draw:custom-shape draw:style-name="gr3" draw:text-style-name="P2" xml:id="id30" draw:id="id30" draw:layer="layout" svg:width="3.81cm" svg:height="2.032cm" svg:x="53.217cm" svg:y="32.543cm">
            <text:p text:style-name="P1"><text:span text:style-name="T1">Data</text:span></text:p>
            <text:p text:style-name="P1"><text:span text:style-name="T1">Balanc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1" draw:id="id31" draw:layer="layout" svg:width="3.81cm" svg:height="2.032cm" svg:x="58.07cm" svg:y="34.71cm">
            <text:p text:style-name="P1"><text:span text:style-name="T1">Stra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55.122cm" svg:y1="34.575cm" svg:x2="58.07cm" svg:y2="35.726cm" draw:start-shape="id30" draw:start-glue-point="2" draw:end-shape="id31" draw:end-glue-point="3" svg:d="M55122 34575v1151h2948" svg:viewBox="0 0 2949 1152">
            <text:p/>
          </draw:connector>
          <draw:custom-shape draw:style-name="gr3" draw:text-style-name="P2" xml:id="id32" draw:id="id32" draw:layer="layout" svg:width="3.937cm" svg:height="3.937cm" svg:x="58.043cm" svg:y="29.684cm">
            <text:p text:style-name="P1"><text:span text:style-name="T1">Generative</text:span></text:p>
            <text:p text:style-name="P1"><text:span text:style-name="T1">Predictive</text:span></text:p>
            <text:p text:style-name="P1"><text:span text:style-name="T1">Power</text:span></text:p>
            <text:p text:style-name="P1"><text:span text:style-name="T1">Balanc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55.122cm" svg:y1="32.543cm" svg:x2="58.043cm" svg:y2="31.652cm" draw:start-shape="id30" draw:start-glue-point="0" draw:end-shape="id32" draw:end-glue-point="3" svg:d="M55122 32543v-891h2921" svg:viewBox="0 0 2922 892">
            <text:p/>
          </draw:connector>
        </draw:g>
        <draw:connector draw:style-name="gr5" draw:text-style-name="P1" draw:layer="layout" svg:x1="51.568cm" svg:y1="24.308cm" svg:x2="53.395cm" svg:y2="21.048cm" draw:start-shape="id23" draw:end-shape="id24" draw:end-glue-point="3" svg:d="M51568 24308h939v-3260h888" svg:viewBox="0 0 1828 3261">
          <text:p/>
        </draw:connector>
        <draw:connector draw:style-name="gr5" draw:text-style-name="P1" draw:layer="layout" svg:x1="32.942cm" svg:y1="24.308cm" svg:x2="34.48cm" svg:y2="21.157cm" draw:start-shape="id19" draw:start-glue-point="1" draw:end-shape="id33" draw:end-glue-point="0" svg:d="M32942 24308h795v-3151h743" svg:viewBox="0 0 1539 3152">
          <text:p/>
        </draw:connector>
        <draw:g>
          <draw:custom-shape draw:style-name="gr3" draw:text-style-name="P2" xml:id="id34" draw:id="id34" draw:layer="layout" svg:width="3.81cm" svg:height="2.032cm" svg:x="17.902cm" svg:y="6.409cm">
            <text:p text:style-name="P1"><text:span text:style-name="T1">Feature</text:span></text:p>
            <text:p text:style-name="P1"><text:span text:style-name="T1">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5" draw:id="id35" draw:layer="layout" svg:width="3.81cm" svg:height="2.032cm" svg:x="22.693cm" svg:y="3.972cm">
            <text:p text:style-name="P1"><text:span text:style-name="T1">D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7" draw:id="id37" draw:layer="layout" svg:width="3.81cm" svg:height="2.032cm" svg:x="22.693cm" svg:y="6.385cm">
            <text:p text:style-name="P1"><text:span text:style-name="T1"><text:s/></text:span><text:span text:style-name="T1">Numer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6" draw:id="id36" draw:layer="layout" svg:width="3.81cm" svg:height="2.032cm" svg:x="22.693cm" svg:y="8.671cm">
            <text:p text:style-name="P1"><text:span text:style-name="T1">Tit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1" draw:layer="layout" svg:x1="19.807cm" svg:y1="6.409cm" svg:x2="22.693cm" svg:y2="4.988cm" draw:start-shape="id34" draw:start-glue-point="0" draw:end-shape="id35" draw:end-glue-point="3" svg:d="M19807 6409v-1421h2886" svg:viewBox="0 0 2887 1422">
            <text:p/>
          </draw:connector>
          <draw:connector draw:style-name="gr6" draw:text-style-name="P1" draw:layer="layout" svg:x1="19.807cm" svg:y1="8.441cm" svg:x2="22.693cm" svg:y2="9.687cm" draw:start-shape="id34" draw:end-shape="id36" draw:end-glue-point="3" svg:d="M19807 8441v1246h2886" svg:viewBox="0 0 2887 1247">
            <text:p/>
          </draw:connector>
          <draw:connector draw:style-name="gr6" draw:text-style-name="P1" draw:layer="layout" svg:x1="21.712cm" svg:y1="7.425cm" svg:x2="22.693cm" svg:y2="7.401cm" draw:start-shape="id34" draw:start-glue-point="1" draw:end-shape="id37" draw:end-glue-point="3" svg:d="M21712 7425h491v-24h490" svg:viewBox="0 0 982 25">
            <text:p/>
          </draw:connector>
        </draw:g>
        <draw:g>
          <draw:custom-shape draw:style-name="gr3" draw:text-style-name="P2" xml:id="id39" draw:id="id39" draw:layer="layout" svg:width="3.684cm" svg:height="2.032cm" svg:x="8.766cm" svg:y="35.973cm">
            <text:p text:style-name="P1"><text:span text:style-name="T1">Feature</text:span></text:p>
            <text:p text:style-name="P1"><text:span text:style-name="T1">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40" draw:id="id40" draw:layer="layout" svg:width="3.684cm" svg:height="2.032cm" svg:x="8.741cm" svg:y="33.006cm">
            <text:p text:style-name="P1"><text:span text:style-name="T1">Pro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41" draw:id="id41" draw:layer="layout" svg:width="3.684cm" svg:height="2.032cm" svg:x="13.548cm" svg:y="35.946cm">
            <text:p text:style-name="P1"><text:span text:style-name="T1">Decorre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42" draw:id="id42" draw:layer="layout" svg:width="3.684cm" svg:height="2.032cm" svg:x="13.548cm" svg:y="33.041cm">
            <text:p text:style-name="P1"><text:span text:style-name="T1">Pro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8" draw:id="id38" draw:layer="layout" svg:width="3.684cm" svg:height="2.032cm" svg:x="4.022cm" svg:y="34.784cm">
            <text:p text:style-name="P1"><text:span text:style-name="T1">Decorrelated</text:span></text:p>
            <text:p text:style-name="P1"><text:span text:style-name="T1">Feature</text:span></text:p>
            <text:p text:style-name="P1"><text:span text:style-name="T1">Sel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5.864cm" svg:y1="34.784cm" svg:x2="10.608cm" svg:y2="35.973cm" draw:start-shape="id38" draw:end-shape="id39" svg:d="M5864 34784v-501h4744v1690" svg:viewBox="0 0 4745 1691">
            <text:p/>
          </draw:connector>
          <draw:connector draw:style-name="gr4" draw:text-style-name="P3" draw:layer="layout" svg:x1="10.608cm" svg:y1="35.973cm" svg:x2="10.583cm" svg:y2="35.038cm" draw:start-shape="id39" draw:start-glue-point="0" draw:end-shape="id40" draw:end-glue-point="2" svg:d="M10608 35973v-467h-25v-468" svg:viewBox="0 0 26 936">
            <text:p/>
          </draw:connector>
          <draw:connector draw:style-name="gr4" draw:text-style-name="P3" draw:layer="layout" svg:x1="12.45cm" svg:y1="36.989cm" svg:x2="13.548cm" svg:y2="36.962cm" draw:start-shape="id39" draw:start-glue-point="1" draw:end-shape="id41" svg:d="M12450 36989h549v-27h549" svg:viewBox="0 0 1099 28">
            <text:p/>
          </draw:connector>
          <draw:connector draw:style-name="gr4" draw:text-style-name="P3" draw:layer="layout" svg:x1="15.39cm" svg:y1="35.946cm" svg:x2="15.39cm" svg:y2="35.073cm" draw:start-shape="id41" draw:end-shape="id42" draw:end-glue-point="2" svg:d="M15390 35946v-873" svg:viewBox="0 0 1 874">
            <text:p/>
          </draw:connector>
          <draw:connector draw:style-name="gr6" draw:text-style-name="P1" draw:layer="layout" svg:x1="12.425cm" svg:y1="34.022cm" svg:x2="13.548cm" svg:y2="36.962cm" draw:start-shape="id40" draw:end-shape="id41" draw:end-glue-point="3" svg:d="M12425 34022h562v2940h561" svg:viewBox="0 0 1124 2941">
            <text:p/>
          </draw:connector>
        </draw:g>
        <draw:g>
          <draw:g>
            <draw:custom-shape draw:style-name="gr3" draw:text-style-name="P2" xml:id="id43" draw:id="id43" draw:layer="layout" svg:width="3.81cm" svg:height="2.032cm" svg:x="55.245cm" svg:y="3.85cm">
              <text:p text:style-name="P1"><text:span text:style-name="T1">Classifier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44" draw:id="id44" draw:layer="layout" svg:width="3.81cm" svg:height="2.032cm" svg:x="59.563cm" svg:y="2.326cm">
              <text:p text:style-name="P1"><text:span text:style-name="T1">Classifier1</text:span></text:p>
              <text:p text:style-name="P1"><text:span text:style-name="T1">Param</text:span></text:p>
              <text:p text:style-name="P1"><text:span text:style-name="T1">Variant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45" draw:id="id45" draw:layer="layout" svg:width="3.81cm" svg:height="2.032cm" svg:x="59.563cm" svg:y="5.247cm">
              <text:p text:style-name="P1"><text:span text:style-name="T1">Classifier1</text:span></text:p>
              <text:p text:style-name="P1"><text:span text:style-name="T1">Param</text:span></text:p>
              <text:p text:style-name="P1"><text:span text:style-name="T1">Variant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57.15cm" svg:y1="3.85cm" svg:x2="59.563cm" svg:y2="3.342cm" draw:start-shape="id43" draw:end-shape="id44" svg:d="M57150 3850v-508h2413" svg:viewBox="0 0 2414 509">
              <text:p/>
            </draw:connector>
            <draw:connector draw:style-name="gr4" draw:text-style-name="P3" draw:layer="layout" svg:x1="57.15cm" svg:y1="5.882cm" svg:x2="59.563cm" svg:y2="6.263cm" draw:start-shape="id43" draw:start-glue-point="2" draw:end-shape="id45" draw:end-glue-point="3" svg:d="M57150 5882v381h2413" svg:viewBox="0 0 2414 382">
              <text:p/>
            </draw:connector>
          </draw:g>
          <draw:g>
            <draw:custom-shape draw:style-name="gr3" draw:text-style-name="P2" xml:id="id46" draw:id="id46" draw:layer="layout" svg:width="3.81cm" svg:height="2.032cm" svg:x="50.784cm" svg:y="5.259cm">
              <text:p text:style-name="P1"><text:span text:style-name="T1">Classifier</text:span></text:p>
              <text:p text:style-name="P1"><text:span text:style-name="T1">Aggrega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48" draw:id="id48" draw:layer="layout" svg:width="3.81cm" svg:height="2.032cm" svg:x="55.31cm" svg:y="6.529cm">
              <text:p text:style-name="P1"><text:span text:style-name="T1">Classifier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47" draw:id="id47" draw:layer="layout" svg:width="3.81cm" svg:height="2.032cm" svg:x="55.31cm" svg:y="3.862cm">
              <text:p text:style-name="P1"><text:span text:style-name="T1">Classifier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52.689cm" svg:y1="5.259cm" svg:x2="57.215cm" svg:y2="3.862cm" draw:start-shape="id46" draw:end-shape="id47" draw:end-glue-point="0" svg:d="M52689 5259v-1898h4526v501" svg:viewBox="0 0 4527 1899">
              <text:p/>
            </draw:connector>
            <draw:connector draw:style-name="gr4" draw:text-style-name="P3" draw:layer="layout" svg:x1="52.689cm" svg:y1="7.291cm" svg:x2="57.215cm" svg:y2="8.561cm" draw:start-shape="id46" draw:end-shape="id48" draw:end-glue-point="2" svg:d="M52689 7291v1771h4526v-501" svg:viewBox="0 0 4527 1772">
              <text:p/>
            </draw:connector>
          </draw:g>
          <draw:g>
            <draw:custom-shape draw:style-name="gr3" draw:text-style-name="P2" xml:id="id49" draw:id="id49" draw:layer="layout" svg:width="3.81cm" svg:height="2.032cm" svg:x="50.84cm" svg:y="11.748cm">
              <text:p text:style-name="P1"><text:span text:style-name="T1">Meta</text:span></text:p>
              <text:p text:style-name="P1"><text:span text:style-name="T1">Predic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51" draw:id="id51" draw:layer="layout" svg:width="3.81cm" svg:height="2.032cm" svg:x="55.158cm" svg:y="13.196cm">
              <text:p text:style-name="P1"><text:span text:style-name="T1">Classifier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50" draw:id="id50" draw:layer="layout" svg:width="3.81cm" svg:height="2.032cm" svg:x="55.239cm" svg:y="10.605cm">
              <text:p text:style-name="P1"><text:span text:style-name="T1">Classifier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52.745cm" svg:y1="11.748cm" svg:x2="57.144cm" svg:y2="10.605cm" draw:start-shape="id49" draw:start-glue-point="0" draw:end-shape="id50" svg:d="M52745 11748v-1644h4399v501" svg:viewBox="0 0 4400 1645">
              <text:p/>
            </draw:connector>
            <draw:connector draw:style-name="gr4" draw:text-style-name="P3" draw:layer="layout" svg:x1="52.745cm" svg:y1="13.78cm" svg:x2="57.063cm" svg:y2="15.228cm" draw:start-shape="id49" draw:start-glue-point="2" draw:end-shape="id51" draw:end-glue-point="2" svg:d="M52745 13780v1949h4318v-501" svg:viewBox="0 0 4319 1950">
              <text:p/>
            </draw:connector>
          </draw:g>
          <draw:g>
            <draw:custom-shape draw:style-name="gr3" draw:text-style-name="P2" xml:id="id52" draw:id="id52" draw:layer="layout" svg:width="3.81cm" svg:height="2.032cm" svg:x="46.22cm" svg:y="8.561cm">
              <text:p text:style-name="P1"><text:span text:style-name="T1">Ensemble</text:span></text:p>
              <text:p text:style-name="P1"><text:span text:style-name="T1">Classifi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53" draw:id="id53" draw:layer="layout" svg:width="3.81cm" svg:height="2.032cm" svg:x="50.835cm" svg:y="5.225cm">
              <text:p text:style-name="P1"><text:span text:style-name="T1">Aggrega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54" draw:id="id54" draw:layer="layout" svg:width="3.81cm" svg:height="2.032cm" svg:x="50.827cm" svg:y="11.804cm">
              <text:p text:style-name="P1"><text:span text:style-name="T1">Meta</text:span></text:p>
              <text:p text:style-name="P1"><text:span text:style-name="T1">Predic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3" draw:layer="layout" svg:x1="48.125cm" svg:y1="8.561cm" svg:x2="52.74cm" svg:y2="5.225cm" draw:start-shape="id52" draw:start-glue-point="0" draw:end-shape="id53" draw:end-glue-point="0" svg:d="M48125 8561v-3837h4615v501" svg:viewBox="0 0 4616 3838">
              <text:p/>
            </draw:connector>
            <draw:connector draw:style-name="gr6" draw:text-style-name="P1" draw:layer="layout" svg:x1="48.125cm" svg:y1="10.593cm" svg:x2="52.732cm" svg:y2="13.836cm" draw:start-shape="id52" draw:start-glue-point="2" draw:end-shape="id54" draw:end-glue-point="2" svg:d="M48125 10593v3744h4607v-501" svg:viewBox="0 0 4608 3745">
              <text:p/>
            </draw:connector>
          </draw:g>
        </draw:g>
        <draw:custom-shape draw:style-name="gr7" draw:text-style-name="P1" draw:layer="layout" svg:width="3.048cm" svg:height="2.032cm" svg:x="1.203cm" svg:y="21.32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048cm" svg:height="2.032cm" svg:x="66.817cm" svg:y="22.082cm">
          <text:p text:style-name="P1">YPRE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23:32:22.217299328</meta:creation-date>
    <dc:date>2016-05-12T19:46:11.313575901</dc:date>
    <meta:editing-duration>PT40M59S</meta:editing-duration>
    <meta:editing-cycles>18</meta:editing-cycles>
    <meta:generator>LibreOffice/4.2.8.2$Linux_x86 LibreOffice_project/420m0$Build-2</meta:generator>
    <meta:document-statistic meta:object-count="120"/>
  </office:meta>
</office:document-meta>
</file>